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55cm" fo:min-width="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2.25cm" fo:min-width="9.2cm"/>
    </style:style>
    <style:style style:name="gr5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6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35cm" fo:min-width="0.3cm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5.75cm" fo:min-width="11.8cm"/>
    </style:style>
    <style:style style:name="gr8" style:family="graphic" style:parent-style-name="standard">
      <style:graphic-properties draw:textarea-horizontal-align="justify" draw:textarea-vertical-align="top" draw:auto-grow-height="false" fo:min-height="5.676cm" fo:min-width="10.798cm" fo:wrap-option="no-wrap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5.95cm" fo:min-width="8.7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2" style:family="graphic" style:parent-style-name="standard">
      <style:graphic-properties draw:fill-color="#ffffd7" draw:textarea-horizontal-align="justify" draw:textarea-vertical-align="top" draw:auto-grow-height="false" fo:min-height="1.55cm" fo:min-width="5.1cm"/>
    </style:style>
    <style:style style:name="gr13" style:family="graphic" style:parent-style-name="standard">
      <style:graphic-properties draw:textarea-horizontal-align="justify" draw:textarea-vertical-align="top" draw:auto-grow-height="false" fo:min-height="0.492cm" fo:min-width="1.26cm" fo:wrap-option="no-wrap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0.75cm" fo:min-width="7.5cm"/>
    </style:style>
    <style:style style:name="gr15" style:family="graphic" style:parent-style-name="standard">
      <style:graphic-properties draw:fill-color="#ffffd7" draw:textarea-horizontal-align="justify" draw:textarea-vertical-align="middle" draw:auto-grow-height="false" fo:min-height="1.15cm" fo:min-width="7.4cm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17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3.25cm" fo:min-width="5cm"/>
    </style:style>
    <style:style style:name="gr19" style:family="graphic" style:parent-style-name="standard">
      <style:graphic-properties draw:fill-color="#ffffd7" draw:textarea-horizontal-align="justify" draw:textarea-vertical-align="middle" draw:auto-grow-height="false" fo:min-height="2.05cm" fo:min-width="1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7" style:family="paragraph">
      <loext:graphic-properties draw:fill-color="#ffffff" draw:opacity="0%"/>
      <style:paragraph-properties fo:text-align="center"/>
      <style:text-properties fo:background-color="transparent"/>
    </style:style>
    <style:style style:name="P8" style:family="paragraph">
      <loext:graphic-properties draw:fill-color="#ffffd7"/>
      <style:paragraph-properties fo:text-align="start" style:text-autospace="none"/>
      <style:text-properties fo:font-size="5.5pt" fo:font-weight="bold" style:font-size-asian="5.5pt" style:font-weight-asian="bold" style:font-size-complex="5.5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9pt" style:font-size-asian="9pt" style:font-size-complex="9pt"/>
    </style:style>
    <style:style style:name="P11" style:family="paragraph">
      <style:paragraph-properties fo:text-align="start"/>
      <style:text-properties fo:font-size="5.5pt" style:font-size-asian="5.5pt" style:font-size-complex="5.5pt"/>
    </style:style>
    <style:style style:name="P12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13" style:family="paragraph">
      <loext:graphic-properties draw:fill-color="#ffffd7"/>
      <style:paragraph-properties fo:text-align="center" style:text-autospace="none"/>
      <style:text-properties fo:font-size="5.5pt" fo:font-weight="bold" style:font-size-asian="5.5pt" style:font-weight-asian="bold" style:font-size-complex="5.5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background-color="transparen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DejaVu Sans Mono" fo:font-size="9pt" fo:font-style="italic" fo:text-shadow="none" style:text-underline-style="none" style:letter-kerning="true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AR PL UKai HK" fo:font-size="9pt" fo:font-style="italic" fo:text-shadow="none" style:text-underline-style="none" style:letter-kerning="true" style:font-name-asian="AR PL UKai HK" style:font-size-asian="9pt" style:font-style-asian="italic" style:font-name-complex="AR PL UKai HK" style:font-size-complex="9pt" style:font-style-complex="italic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Noto Sans CJK SC Regular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5.5pt" style:font-size-asian="5.5pt" style:font-size-complex="5.5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style:letter-kerning="true" style:font-name-asian="AR PL UKai HK" style:font-size-asian="5.5pt" style:font-style-asian="italic" style:font-name-complex="AR PL UKai HK" style:font-size-complex="5.5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fo:font-weight="normal" style:letter-kerning="true" style:font-name-asian="AR PL UKai HK" style:font-size-asian="5.5pt" style:font-style-asian="italic" style:font-weight-asian="normal" style:font-name-complex="AR PL UKai HK" style:font-size-complex="5.5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fo:font-weight="bold" style:letter-kerning="true" style:font-name-asian="AR PL UKai HK" style:font-size-asian="5.5pt" style:font-style-asian="italic" style:font-weight-asian="bold" style:font-name-complex="AR PL UKai HK" style:font-size-complex="5.5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2cm" svg:height="1.7cm" svg:x="8.4cm" svg:y="1.7cm">
          <text:p text:style-name="P1"><text:span text:style-name="T1">Touch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0.8cm" svg:x="7.2cm" svg:y="4.9cm">
          <text:p text:style-name="P3"><text:span text:style-name="T2">func </text:span><text:span text:style-name="T3">(c *Client) Replace(item *Item) error {</text:span><text:span text:style-name="T3"><text:line-break/></text:span><text:span text:style-name="T3"> <text:s text:c="3"/></text:span><text:span text:style-name="T2">return </text:span><text:span text:style-name="T4">c.onItem(item, (*Client).replace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3.4cm" svg:x2="10cm" svg:y2="4.9cm">
          <text:p/>
        </draw:line>
        <draw:custom-shape draw:style-name="gr4" draw:text-style-name="P6" draw:layer="layout" svg:width="9.7cm" svg:height="2.5cm" svg:x="5.1cm" svg:y="7.5cm">
          <text:p text:style-name="P3"><text:span text:style-name="T2">func </text:span><text:span text:style-name="T3">(c *Client) withKeyAddr(key string, fn </text:span><text:span text:style-name="T2">func</text:span><text:span text:style-name="T4">(net.Addr) error) (err error) {</text:span><text:span text:style-name="T4"><text:line-break/></text:span><text:span text:style-name="T3"> <text:s text:c="3"/></text:span><text:span text:style-name="T2">if </text:span><text:span text:style-name="T4">!legalKey(key)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MalformedKey</text:span><text:span text:style-name="T4"><text:line-break/></text:span><text:span text:style-name="T4"> <text:s text:c="3"/>}</text:span><text:span text:style-name="T4"><text:line-break/></text:span><text:span text:style-name="T4"> <text:s text:c="3"/>addr, err := c.selector.PickServer(key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7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4">fn(addr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9.9cm" svg:y="3.7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4.9cm" svg:y="4.6cm">
          <text:p text:style-name="P1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2.3cm" svg:height="6cm" svg:x="16.6cm" svg:y="5cm">
          <text:p text:style-name="P3"><text:span text:style-name="T2">fun</text:span><text:span text:style-name="T2">c </text:span><text:span text:style-name="T6">(c </text:span><text:span text:style-name="T6">*Cl</text:span><text:span text:style-name="T6">ien</text:span><text:span text:style-name="T6">t) </text:span><text:span text:style-name="T6">tou</text:span><text:span text:style-name="T6">chF</text:span><text:span text:style-name="T6">rom</text:span><text:span text:style-name="T6">Add</text:span><text:span text:style-name="T6">r(a</text:span><text:span text:style-name="T6">ddr </text:span><text:span text:style-name="T6">net</text:span><text:span text:style-name="T6">.Ad</text:span><text:span text:style-name="T6">dr, </text:span><text:span text:style-name="T6">key</text:span><text:span text:style-name="T6">s </text:span><text:span text:style-name="T6">[]s</text:span><text:span text:style-name="T6">tri</text:span><text:span text:style-name="T6">ng, </text:span><text:span text:style-name="T6">exp</text:span><text:span text:style-name="T6">ira</text:span><text:span text:style-name="T6">tio</text:span><text:span text:style-name="T6">n </text:span><text:span text:style-name="T6">int</text:span><text:span text:style-name="T6">32) </text:span><text:span text:style-name="T6">err</text:span><text:span text:style-name="T6">or </text:span><text:span text:style-name="T6">{</text:span><text:span text:style-name="T6"><text:line-break/></text:span><text:span text:style-name="T6"> <text:s text:c="3"/></text:span><text:span text:style-name="T2">ret</text:span><text:span text:style-name="T2">urn </text:span><text:span text:style-name="T6">c.w</text:span><text:span text:style-name="T6">ith</text:span><text:span text:style-name="T6">Add</text:span><text:span text:style-name="T6">rRw</text:span><text:span text:style-name="T6">(ad</text:span><text:span text:style-name="T6">dr, </text:span><text:span text:style-name="T2">fun</text:span><text:span text:style-name="T2">c</text:span><text:span text:style-name="T6">(r</text:span><text:span text:style-name="T6">w </text:span><text:span text:style-name="T6">*bu</text:span><text:span text:style-name="T6">fio</text:span><text:span text:style-name="T6">.Re</text:span><text:span text:style-name="T6">adW</text:span><text:span text:style-name="T6">rit</text:span><text:span text:style-name="T6">er) </text:span><text:span text:style-name="T6">err</text:span><text:span text:style-name="T6">or </text:span><text:span text:style-name="T6">{</text:span><text:span text:style-name="T6"><text:line-break/></text:span><text:span text:style-name="T6"> <text:s text:c="3"/></text:span><text:span text:style-name="T6"><text:s text:c="4"/></text:span><text:span text:style-name="T2">for </text:span><text:span text:style-name="T6">_, </text:span><text:span text:style-name="T6">key </text:span><text:span text:style-name="T6">:= </text:span><text:span text:style-name="T2">ran</text:span><text:span text:style-name="T2">ge </text:span><text:span text:style-name="T6">key</text:span><text:span text:style-name="T6">s {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2">if </text:span><text:span text:style-name="T6">_, </text:span><text:span text:style-name="T6">err </text:span><text:span text:style-name="T6">:= </text:span><text:span text:style-name="T6">fmt</text:span><text:span text:style-name="T6">.Fp</text:span><text:span text:style-name="T6">rin</text:span><text:span text:style-name="T6">tf(</text:span><text:span text:style-name="T6">rw, </text:span><text:span text:style-name="T7">"to</text:span><text:span text:style-name="T7">uch </text:span><text:span text:style-name="T7">%s </text:span><text:span text:style-name="T7">%d\</text:span><text:span text:style-name="T7">r\</text:span><text:span text:style-name="T7">n"</text:span><text:span text:style-name="T6">, </text:span><text:span text:style-name="T6">key</text:span><text:span text:style-name="T6">, </text:span><text:span text:style-name="T6">exp</text:span><text:span text:style-name="T6">ira</text:span><text:span text:style-name="T6">tio</text:span><text:span text:style-name="T6">n); </text:span><text:span text:style-name="T6">err </text:span><text:span text:style-name="T6">!= </text:span><text:span text:style-name="T6">nil </text:span><text:span text:style-name="T6">{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<text:s text:c="4"/></text:span><text:span text:style-name="T2">ret</text:span><text:span text:style-name="T2">urn </text:span><text:span text:style-name="T6">err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}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2">if </text:span><text:span text:style-name="T6">err </text:span><text:span text:style-name="T6">:= </text:span><text:span text:style-name="T6">rw.</text:span><text:span text:style-name="T6">Flu</text:span><text:span text:style-name="T6">sh(</text:span><text:span text:style-name="T6">); </text:span><text:span text:style-name="T6">err </text:span><text:span text:style-name="T6">!= </text:span><text:span text:style-name="T6">nil </text:span><text:span text:style-name="T6">{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<text:s text:c="4"/></text:span><text:span text:style-name="T2">ret</text:span><text:span text:style-name="T2">urn </text:span><text:span text:style-name="T6">err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}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lin</text:span><text:span text:style-name="T6">e, </text:span><text:span text:style-name="T6">err </text:span><text:span text:style-name="T6">:= </text:span><text:span text:style-name="T6">rw.</text:span><text:span text:style-name="T6">Rea</text:span><text:span text:style-name="T6">dSl</text:span><text:span text:style-name="T6">ice</text:span><text:span text:style-name="T6">(</text:span><text:span text:style-name="T7">'\</text:span><text:span text:style-name="T7">n'</text:span><text:span text:style-name="T6">)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2">if </text:span><text:span text:style-name="T6">err </text:span><text:span text:style-name="T6">!= </text:span><text:span text:style-name="T6">nil </text:span><text:span text:style-name="T6">{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<text:s text:c="4"/></text:span><text:span text:style-name="T2">ret</text:span><text:span text:style-name="T2">urn </text:span><text:span text:style-name="T6">err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}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2">swi</text:span><text:span text:style-name="T2">tch </text:span><text:span text:style-name="T6">{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2">cas</text:span><text:span text:style-name="T2">e </text:span><text:span text:style-name="T6">byt</text:span><text:span text:style-name="T6">es.</text:span><text:span text:style-name="T6">Equ</text:span><text:span text:style-name="T6">al(</text:span><text:span text:style-name="T6">lin</text:span><text:span text:style-name="T6">e, </text:span><text:span text:style-name="T6">res</text:span><text:span text:style-name="T6">ult</text:span><text:span text:style-name="T6">Tou</text:span><text:span text:style-name="T6">che</text:span><text:span text:style-name="T6">d):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<text:s text:c="4"/></text:span><text:span text:style-name="T2">bre</text:span><text:span text:style-name="T2">ak</text:span><text:span text:style-name="T2"><text:line-break/></text:span><text:span text:style-name="T6"> <text:s text:c="3"/></text:span><text:span text:style-name="T6"><text:s text:c="4"/></text:span><text:span text:style-name="T6"><text:s text:c="4"/></text:span><text:span text:style-name="T2">cas</text:span><text:span text:style-name="T2">e </text:span><text:span text:style-name="T6">byt</text:span><text:span text:style-name="T6">es.</text:span><text:span text:style-name="T6">Equ</text:span><text:span text:style-name="T6">al(</text:span><text:span text:style-name="T6">lin</text:span><text:span text:style-name="T6">e, </text:span><text:span text:style-name="T6">res</text:span><text:span text:style-name="T6">ult</text:span><text:span text:style-name="T6">Not</text:span><text:span text:style-name="T6">Fou</text:span><text:span text:style-name="T6">nd)</text:span><text:span text:style-name="T6">: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<text:s text:c="4"/></text:span><text:span text:style-name="T2">ret</text:span><text:span text:style-name="T2">urn </text:span><text:span text:style-name="T6">Err</text:span><text:span text:style-name="T6">Cac</text:span><text:span text:style-name="T6">heM</text:span><text:span text:style-name="T6">iss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2">def</text:span><text:span text:style-name="T2">aul</text:span><text:span text:style-name="T2">t</text:span><text:span text:style-name="T6">: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<text:s text:c="4"/></text:span><text:span text:style-name="T2">ret</text:span><text:span text:style-name="T2">urn </text:span><text:span text:style-name="T6">fmt</text:span><text:span text:style-name="T6">.Er</text:span><text:span text:style-name="T6">ror</text:span><text:span text:style-name="T6">f(</text:span><text:span text:style-name="T7">"</text:span><text:span text:style-name="T7">mem</text:span><text:span text:style-name="T7">cac</text:span><text:span text:style-name="T7">he: </text:span><text:span text:style-name="T7">une</text:span><text:span text:style-name="T7">xpe</text:span><text:span text:style-name="T7">cte</text:span><text:span text:style-name="T7">d </text:span><text:span text:style-name="T7">res</text:span><text:span text:style-name="T7">pon</text:span><text:span text:style-name="T7">se </text:span><text:span text:style-name="T7">lin</text:span><text:span text:style-name="T7">e </text:span><text:span text:style-name="T7">fro</text:span><text:span text:style-name="T7">m </text:span><text:span text:style-name="T7">tou</text:span><text:span text:style-name="T7">ch: </text:span><text:span text:style-name="T7">%q"</text:span><text:span text:style-name="T6">, </text:span><text:span text:style-name="T6">str</text:span><text:span text:style-name="T6">ing</text:span><text:span text:style-name="T6">(li</text:span><text:span text:style-name="T6">ne)</text:span><text:span text:style-name="T6">)</text:span><text:span text:style-name="T6"><text:line-break/></text:span><text:span text:style-name="T6"> <text:s text:c="3"/></text:span><text:span text:style-name="T6"><text:s text:c="4"/></text:span><text:span text:style-name="T6"><text:s text:c="4"/></text:span><text:span text:style-name="T6">}</text:span><text:span text:style-name="T6"><text:line-break/></text:span><text:span text:style-name="T6"> <text:s text:c="3"/></text:span><text:span text:style-name="T6"><text:s text:c="4"/></text:span><text:span text:style-name="T6">}</text:span><text:span text:style-name="T6"><text:line-break/></text:span><text:span text:style-name="T6"> <text:s text:c="3"/></text:span><text:span text:style-name="T6"><text:s text:c="4"/></text:span><text:span text:style-name="T2">ret</text:span><text:span text:style-name="T2">urn </text:span><text:span text:style-name="T6">nil</text:span><text:span text:style-name="T6"><text:line-break/></text:span><text:span text:style-name="T6"> <text:s text:c="3"/></text:span><text:span text:style-name="T6">}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2cm" svg:height="6.4cm" svg:x="9.7cm" svg:y="-5.7cm">
          <text:p text:style-name="P9"><text:span text:style-name="T8">用法：</text:span></text:p>
          <text:p text:style-name="P3"><text:span text:style-name="T9">mc := </text:span><text:span text:style-name="T9">memcache.N</text:span><text:span text:style-name="T9">ew(</text:span><text:span text:style-name="T10">"127.0.</text:span><text:span text:style-name="T10">0.1:11211"</text:span><text:span text:style-name="T9">)</text:span><text:span text:style-name="T9"><text:line-break/></text:span><text:span text:style-name="T11">//err := </text:span><text:span text:style-name="T11">mc.Touch("</text:span><text:span text:style-name="T11">data",1)</text:span><text:span text:style-name="T11"><text:line-break/></text:span><text:span text:style-name="T11">// </text:span><text:span text:style-name="T11">mc.Set(&amp;me</text:span><text:span text:style-name="T11">mcache.Ite</text:span><text:span text:style-name="T11">m{Key:"dat</text:span><text:span text:style-name="T11">a",Value:</text:span><text:span text:style-name="T11">[]byte("</text:span><text:span text:style-name="T12">你</text:span><text:span text:style-name="T12">好！</text:span><text:span text:style-name="T11">")})</text:span><text:span text:style-name="T11"><text:line-break/></text:span><text:span text:style-name="T9">i, err := </text:span><text:span text:style-name="T9">mc.Get(</text:span><text:span text:style-name="T10">"da</text:span><text:span text:style-name="T10">ta"</text:span><text:span text:style-name="T13">)</text:span><text:span text:style-name="T13"><text:line-break/></text:span><text:span text:style-name="T13">fmt.Printl</text:span><text:span text:style-name="T13">n(i, err)</text:span></text:p>
          <text:p text:style-name="P9"><text:span text:style-name="T8">发送</text:span><text:span text:style-name="T8">touch</text:span><text:span text:style-name="T8">命</text:span><text:span text:style-name="T8">令到</text:span><text:span text:style-name="T8">mecmached</text:span><text:span text:style-name="T8">服务器，如果</text:span><text:span text:style-name="T8">key</text:span><text:span text:style-name="T8">不存在，</text:span><text:span text:style-name="T8">则会返回错</text:span><text:span text:style-name="T8">误，</text:span></text:p>
          <text:p text:style-name="P9"><text:span text:style-name="T8">如果</text:span><text:span text:style-name="T8">key</text:span><text:span text:style-name="T8">存</text:span><text:span text:style-name="T8">在，则会在设</text:span><text:span text:style-name="T8">置的时间后自</text:span><text:span text:style-name="T8">动删除。</text:span></text:p>
          <text:p text:style-name="P9"><text:span text:style-name="T8"/></text:p>
          <text:p text:style-name="P9"><text:span text:style-name="T8">主要可以分为</text:span><text:span text:style-name="T8">以下步骤：</text:span></text:p>
          <text:p text:style-name="P9"><text:span text:style-name="T14">1</text:span><text:span text:style-name="T14">、获取服务</text:span><text:span text:style-name="T14">器地址操作</text:span></text:p>
          <text:p text:style-name="P9"><text:span text:style-name="T14">2</text:span><text:span text:style-name="T14">、往每个</text:span><text:span text:style-name="T14">memcached</text:span><text:span text:style-name="T14">服务器发送数</text:span><text:span text:style-name="T14">据和接收</text:span><text:span text:style-name="T8">处理</text:span><text:span text:style-name="T8">memcached</text:span><text:span text:style-name="T8">信息</text:span></text:p>
          <text:p text:style-name="P9"><text:span text:style-name="T8">3</text:span><text:span text:style-name="T8">、连接处理</text:span><text:span text:style-name="T8">（回收或释</text:span><text:span text:style-name="T8">放）</text:span></text:p>
          <draw:enhanced-geometry svg:viewBox="0 0 21600 21600" draw:mirror-horizontal="false" draw:mirror-vertical="false" draw:text-areas="800 800 20800 20800" draw:type="round-rectangular-callout" draw:modifiers="2076.61667076469 25119.5750663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9.2cm" svg:height="6.2cm" svg:x="4cm" svg:y="16.6cm">
          <text:p text:style-name="P3"><text:span text:style-name="T2">func </text:span><text:span text:style-name="T4">(c *Client) getConn(addr net.Addr) (*conn, error) {</text:span><text:span text:style-name="T4"><text:line-break/></text:span><text:span text:style-name="T15"> <text:s text:c="3"/></text:span><text:span text:style-name="T16">// </text:span><text:span text:style-name="T15">获取一个空闲连接，如果不存在空闲连接，则新建一个连接</text:span><text:span text:style-name="T15"><text:line-break/></text:span><text:span text:style-name="T15"> <text:s text:c="3"/></text:span><text:span text:style-name="T4">cn, ok := c.getFreeConn(addr)</text:span><text:span text:style-name="T4"><text:line-break/></text:span><text:span text:style-name="T17"> <text:s text:c="3"/></text:span><text:span text:style-name="T2">if </text:span><text:span text:style-name="T4">ok {</text:span><text:span text:style-name="T4"><text:line-break/></text:span><text:span text:style-name="T15"> <text:s text:c="7"/></text:span><text:span text:style-name="T4">cn.extendDeadline()</text:span><text:span text:style-name="T4"><text:line-break/></text:span><text:span text:style-name="T15"> <text:s text:c="3"/></text:span><text:span text:style-name="T17"><text:s text:c="4"/></text:span><text:span text:style-name="T2">return </text:span><text:span text:style-name="T4">cn, nil</text:span><text:span text:style-name="T4"><text:line-break/></text:span><text:span text:style-name="T15"> <text:s text:c="3"/></text:span><text:span text:style-name="T4">}</text:span><text:span text:style-name="T4"><text:line-break/></text:span><text:span text:style-name="T15"> <text:s text:c="3"/></text:span><text:span text:style-name="T4">nc, err := c.dial(addr)</text:span><text:span text:style-name="T4"><text:line-break/></text:span><text:span text:style-name="T17"> <text:s text:c="3"/></text:span><text:span text:style-name="T2">if </text:span><text:span text:style-name="T4">err != nil {</text:span><text:span text:style-name="T4"><text:line-break/></text:span><text:span text:style-name="T15"> <text:s text:c="3"/></text:span><text:span text:style-name="T17"><text:s text:c="4"/></text:span><text:span text:style-name="T2">return </text:span><text:span text:style-name="T4">nil, err</text:span><text:span text:style-name="T4"><text:line-break/></text:span><text:span text:style-name="T15"> <text:s text:c="3"/></text:span><text:span text:style-name="T4">}</text:span><text:span text:style-name="T4"><text:line-break/></text:span><text:span text:style-name="T15"> <text:s text:c="3"/></text:span><text:span text:style-name="T4">cn = &amp;conn{</text:span><text:span text:style-name="T4"><text:line-break/></text:span><text:span text:style-name="T15"> <text:s text:c="7"/></text:span><text:span text:style-name="T4">nc: <text:s text:c="2"/>nc,</text:span><text:span text:style-name="T4"><text:line-break/></text:span><text:span text:style-name="T15"> <text:s text:c="7"/></text:span><text:span text:style-name="T4">addr: addr,</text:span><text:span text:style-name="T4"><text:line-break/></text:span><text:span text:style-name="T15"> <text:s text:c="7"/></text:span><text:span text:style-name="T4">rw: <text:s text:c="2"/>bufio.NewReadWriter(bufio.NewReader(nc), bufio.NewWriter(nc)),</text:span><text:span text:style-name="T4"><text:line-break/></text:span><text:span text:style-name="T15"> <text:s text:c="7"/></text:span><text:span text:style-name="T4">c: <text:s text:c="3"/>c,</text:span><text:span text:style-name="T4"><text:line-break/></text:span><text:span text:style-name="T15"> <text:s text:c="3"/></text:span><text:span text:style-name="T4">}</text:span><text:span text:style-name="T4"><text:line-break/></text:span><text:span text:style-name="T17"> <text:s text:c="3"/></text:span><text:span text:style-name="T3">cn.extendDeadline()</text:span></text:p>
          <text:p text:style-name="P3"><text:span text:style-name="T18"><text:s text:c="4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cm" svg:height="3.4cm" svg:x="15cm" svg:y="18.9cm">
          <text:p text:style-name="P3"><text:span text:style-name="T2">fun</text:span><text:span text:style-name="T2">c </text:span><text:span text:style-name="T4">(c </text:span><text:span text:style-name="T4">*Cl</text:span><text:span text:style-name="T4">ien</text:span><text:span text:style-name="T4">t) </text:span><text:span text:style-name="T4">get</text:span><text:span text:style-name="T4">Fre</text:span><text:span text:style-name="T4">eCo</text:span><text:span text:style-name="T4">nn(</text:span><text:span text:style-name="T4">add</text:span><text:span text:style-name="T4">r </text:span><text:span text:style-name="T4">net</text:span><text:span text:style-name="T4">.Ad</text:span><text:span text:style-name="T4">dr) </text:span><text:span text:style-name="T4">(cn </text:span><text:span text:style-name="T4">*co</text:span><text:span text:style-name="T4">nn, </text:span><text:span text:style-name="T4">ok </text:span><text:span text:style-name="T4">boo</text:span><text:span text:style-name="T4">l) </text:span><text:span text:style-name="T4">{</text:span><text:span text:style-name="T4"><text:line-break/></text:span><text:span text:style-name="T4"> <text:s text:c="3"/></text:span><text:span text:style-name="T4">c.l</text:span><text:span text:style-name="T4">k.L</text:span><text:span text:style-name="T4">ock</text:span><text:span text:style-name="T4">()</text:span><text:span text:style-name="T4"><text:line-break/></text:span><text:span text:style-name="T4"> <text:s text:c="3"/></text:span><text:span text:style-name="T2">def</text:span><text:span text:style-name="T2">er </text:span><text:span text:style-name="T4">c.l</text:span><text:span text:style-name="T4">k.U</text:span><text:span text:style-name="T4">nlo</text:span><text:span text:style-name="T4">ck(</text:span><text:span text:style-name="T4">)</text:span><text:span text:style-name="T4"><text:line-break/></text:span><text:span text:style-name="T4"> <text:s text:c="3"/></text:span><text:span text:style-name="T2">if </text:span><text:span text:style-name="T4">c.f</text:span><text:span text:style-name="T4">ree</text:span><text:span text:style-name="T4">con</text:span><text:span text:style-name="T4">n </text:span><text:span text:style-name="T4">== </text:span><text:span text:style-name="T4">nil </text:span><text:span text:style-name="T4">{</text:span><text:span text:style-name="T4"><text:line-break/></text:span><text:span text:style-name="T4"> <text:s text:c="3"/></text:span><text:span text:style-name="T4"><text:s text:c="4"/></text:span><text:span text:style-name="T2">ret</text:span><text:span text:style-name="T2">urn </text:span><text:span text:style-name="T4">nil</text:span><text:span text:style-name="T4">, </text:span><text:span text:style-name="T19">fal</text:span><text:span text:style-name="T19">se</text:span><text:span text:style-name="T19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fre</text:span><text:span text:style-name="T4">eli</text:span><text:span text:style-name="T4">st, </text:span><text:span text:style-name="T4">ok </text:span><text:span text:style-name="T4">:= </text:span><text:span text:style-name="T4">c.f</text:span><text:span text:style-name="T4">ree</text:span><text:span text:style-name="T4">con</text:span><text:span text:style-name="T4">n[a</text:span><text:span text:style-name="T4">ddr</text:span><text:span text:style-name="T4">.St</text:span><text:span text:style-name="T4">rin</text:span><text:span text:style-name="T4">g()</text:span><text:span text:style-name="T4">]</text:span><text:span text:style-name="T4"><text:line-break/></text:span><text:span text:style-name="T4"> <text:s text:c="3"/></text:span><text:span text:style-name="T2">if </text:span><text:span text:style-name="T4">!ok </text:span><text:span text:style-name="T4">|| </text:span><text:span text:style-name="T4">len</text:span><text:span text:style-name="T4">(fr</text:span><text:span text:style-name="T4">eel</text:span><text:span text:style-name="T4">ist</text:span><text:span text:style-name="T4">) </text:span><text:span text:style-name="T4">== </text:span><text:span text:style-name="T20">0 </text:span><text:span text:style-name="T4">{</text:span><text:span text:style-name="T4"><text:line-break/></text:span><text:span text:style-name="T4"> <text:s text:c="3"/></text:span><text:span text:style-name="T4"><text:s text:c="4"/></text:span><text:span text:style-name="T2">ret</text:span><text:span text:style-name="T2">urn </text:span><text:span text:style-name="T4">nil</text:span><text:span text:style-name="T4">, </text:span><text:span text:style-name="T19">fal</text:span><text:span text:style-name="T19">se</text:span><text:span text:style-name="T19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 </text:span><text:span text:style-name="T4">= </text:span><text:span text:style-name="T4">fre</text:span><text:span text:style-name="T4">eli</text:span><text:span text:style-name="T4">st[</text:span><text:span text:style-name="T4">len</text:span><text:span text:style-name="T4">(fr</text:span><text:span text:style-name="T4">eel</text:span><text:span text:style-name="T4">ist</text:span><text:span text:style-name="T4">)-</text:span><text:span text:style-name="T20">1</text:span><text:span text:style-name="T4">]</text:span><text:span text:style-name="T4"><text:line-break/></text:span><text:span text:style-name="T4"> <text:s text:c="3"/></text:span><text:span text:style-name="T4">c.f</text:span><text:span text:style-name="T4">ree</text:span><text:span text:style-name="T4">con</text:span><text:span text:style-name="T4">n[a</text:span><text:span text:style-name="T4">ddr</text:span><text:span text:style-name="T4">.St</text:span><text:span text:style-name="T4">rin</text:span><text:span text:style-name="T4">g()</text:span><text:span text:style-name="T4">] = </text:span><text:span text:style-name="T4">fre</text:span><text:span text:style-name="T4">eli</text:span><text:span text:style-name="T4">st[</text:span><text:span text:style-name="T4">:le</text:span><text:span text:style-name="T4">n(f</text:span><text:span text:style-name="T4">ree</text:span><text:span text:style-name="T4">lis</text:span><text:span text:style-name="T4">t)-</text:span><text:span text:style-name="T20">1</text:span><text:span text:style-name="T4">]</text:span><text:span text:style-name="T4"><text:line-break/></text:span><text:span text:style-name="T4"> <text:s text:c="3"/></text:span><text:span text:style-name="T2">ret</text:span><text:span text:style-name="T2">urn </text:span><text:span text:style-name="T4">cn, </text:span><text:span text:style-name="T19">tru</text:span><text:span text:style-name="T19">e</text:span><text:span text:style-name="T19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7cm" svg:height="0.8cm" svg:x="8.8cm" svg:y="24.1cm">
          <text:p text:style-name="P3"><text:span text:style-name="T21">fun</text:span><text:span text:style-name="T21">c </text:span><text:span text:style-name="T22">(cn </text:span><text:span text:style-name="T22">*co</text:span><text:span text:style-name="T22">nn) </text:span><text:span text:style-name="T22">ext</text:span><text:span text:style-name="T22">end</text:span><text:span text:style-name="T22">Dea</text:span><text:span text:style-name="T22">dli</text:span><text:span text:style-name="T22">ne(</text:span><text:span text:style-name="T22">) {</text:span><text:span text:style-name="T22"><text:line-break/></text:span><text:span text:style-name="T22"><text:tab/></text:span><text:span text:style-name="T22">cn.</text:span><text:span text:style-name="T22">nc.</text:span><text:span text:style-name="T22">Set</text:span><text:span text:style-name="T22">Dea</text:span><text:span text:style-name="T22">dli</text:span><text:span text:style-name="T22">ne(</text:span><text:span text:style-name="T22">tim</text:span><text:span text:style-name="T22">e.N</text:span><text:span text:style-name="T22">ow(</text:span><text:span text:style-name="T22">).A</text:span><text:span text:style-name="T22">dd(</text:span><text:span text:style-name="T22">cn.</text:span><text:span text:style-name="T22">c.n</text:span><text:span text:style-name="T22">etT</text:span><text:span text:style-name="T22">ime</text:span><text:span text:style-name="T22">out</text:span><text:span text:style-name="T22">())</text:span><text:span text:style-name="T22">)</text:span><text:span text:style-name="T15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cm" svg:y1="17.4cm" svg:x2="17.6cm" svg:y2="19cm">
          <text:p/>
        </draw:line>
        <draw:custom-shape draw:style-name="gr6" draw:text-style-name="P7" draw:layer="layout" svg:width="0.8cm" svg:height="0.6cm" svg:x="9.4cm" svg:y="6.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6cm" svg:y="15.3cm">
          <text:p text:style-name="P1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14cm" svg:y="15.5cm">
          <text:p text:style-name="P1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8cm" svg:height="0.5cm" svg:x="7cm" svg:y="6.6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9cm" svg:y="14.2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9.9cm" svg:y="17.3cm">
          <text:p text:style-name="P1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8.2cm" svg:y="19.2cm">
          <text:p text:style-name="P1"><text:span text:style-name="T5">1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6cm" svg:height="1.8cm" svg:x="15cm" svg:y="15.9cm">
          <text:p text:style-name="P3"><text:span text:style-name="T2">fun</text:span><text:span text:style-name="T2">c </text:span><text:span text:style-name="T3">(cn </text:span><text:span text:style-name="T3">*co</text:span><text:span text:style-name="T3">nn) </text:span><text:span text:style-name="T3">con</text:span><text:span text:style-name="T3">dRe</text:span><text:span text:style-name="T3">lea</text:span><text:span text:style-name="T3">se(</text:span><text:span text:style-name="T3">err </text:span><text:span text:style-name="T3">*er</text:span><text:span text:style-name="T3">ror</text:span><text:span text:style-name="T3">) {</text:span><text:span text:style-name="T3"><text:line-break/></text:span><text:span text:style-name="T3"> <text:s text:c="3"/></text:span><text:span text:style-name="T2">if </text:span><text:span text:style-name="T4">*er</text:span><text:span text:style-name="T4">r </text:span><text:span text:style-name="T4">== </text:span><text:span text:style-name="T4">nil </text:span><text:span text:style-name="T4">|| </text:span><text:span text:style-name="T4">res</text:span><text:span text:style-name="T4">uma</text:span><text:span text:style-name="T4">ble</text:span><text:span text:style-name="T4">Err</text:span><text:span text:style-name="T4">or(</text:span><text:span text:style-name="T4">*er</text:span><text:span text:style-name="T4">r) </text:span><text:span text:style-name="T4">{</text:span><text:span text:style-name="T4"><text:line-break/></text:span><text:span text:style-name="T4"> <text:s text:c="3"/></text:span><text:span text:style-name="T4"><text:s text:c="4"/></text:span><text:span text:style-name="T4">cn.</text:span><text:span text:style-name="T4">rel</text:span><text:span text:style-name="T4">eas</text:span><text:span text:style-name="T4">e()</text:span><text:span text:style-name="T4"><text:line-break/></text:span><text:span text:style-name="T3"> <text:s text:c="3"/></text:span><text:span text:style-name="T3">} </text:span><text:span text:style-name="T2">els</text:span><text:span text:style-name="T2">e </text:span><text:span text:style-name="T4">{</text:span><text:span text:style-name="T4"><text:line-break/></text:span><text:span text:style-name="T4"> <text:s text:c="3"/></text:span><text:span text:style-name="T4"><text:s text:c="4"/></text:span><text:span text:style-name="T4">cn.</text:span><text:span text:style-name="T4">nc.</text:span><text:span text:style-name="T4">Clo</text:span><text:span text:style-name="T4">se(</text:span><text:span text:style-name="T4">)</text:span><text:span text:style-name="T4"><text:line-break/></text:span><text:span text:style-name="T4"> <text:s text:c="3"/></text:span><text:span text:style-name="T4"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cm" svg:height="0.8cm" svg:x="14.7cm" svg:y="14.4cm">
          <text:p text:style-name="P9"><text:span text:style-name="T23">回收连接资源</text:span></text:p>
          <draw:enhanced-geometry svg:viewBox="0 0 21600 21600" draw:text-areas="800 800 20800 20800" draw:type="round-rectangular-callout" draw:modifiers="20770.5418200947 38723.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4" draw:layer="layout" svg:width="8cm" svg:height="1cm" svg:x="13.3cm" svg:y="2.7cm">
          <text:p text:style-name="P3"><text:span text:style-name="T2">fun</text:span><text:span text:style-name="T2">c </text:span><text:span text:style-name="T3">(c </text:span><text:span text:style-name="T3">*Cl</text:span><text:span text:style-name="T3">ien</text:span><text:span text:style-name="T3">t) </text:span><text:span text:style-name="T3">rep</text:span><text:span text:style-name="T3">lac</text:span><text:span text:style-name="T3">e(r</text:span><text:span text:style-name="T3">w </text:span><text:span text:style-name="T3">*bu</text:span><text:span text:style-name="T3">fio</text:span><text:span text:style-name="T3">.Re</text:span><text:span text:style-name="T3">adW</text:span><text:span text:style-name="T3">rit</text:span><text:span text:style-name="T3">er, </text:span><text:span text:style-name="T3">ite</text:span><text:span text:style-name="T3">m </text:span><text:span text:style-name="T3">*It</text:span><text:span text:style-name="T3">em) </text:span><text:span text:style-name="T3">err</text:span><text:span text:style-name="T3">or </text:span><text:span text:style-name="T3">{</text:span><text:span text:style-name="T3"><text:line-break/></text:span><text:span text:style-name="T3"> <text:s text:c="3"/></text:span><text:span text:style-name="T2">ret</text:span><text:span text:style-name="T2">urn </text:span><text:span text:style-name="T3">c.p</text:span><text:span text:style-name="T3">opu</text:span><text:span text:style-name="T3">lat</text:span><text:span text:style-name="T3">eOn</text:span><text:span text:style-name="T3">e(r</text:span><text:span text:style-name="T3">w, </text:span><text:span text:style-name="T7">"re</text:span><text:span text:style-name="T7">pla</text:span><text:span text:style-name="T7">ce"</text:span><text:span text:style-name="T4">, </text:span><text:span text:style-name="T4">ite</text:span><text:span text:style-name="T4">m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7.9cm" svg:height="1.4cm" draw:transform="skewX (0.00785398163397449) rotate (0.00802851455917391) translate (6cm 4.9cm)">
          <text:p text:style-name="P3"><text:span text:style-name="T2">func </text:span><text:span text:style-name="T3">(c *Client) Touch(key string, seconds </text:span><text:span text:style-name="T3">int32) (err error) {</text:span><text:span text:style-name="T3"><text:line-break/></text:span><text:span text:style-name="T3"> <text:s text:c="3"/></text:span><text:span text:style-name="T2">return </text:span><text:span text:style-name="T3">c.withKeyAddr(key, </text:span><text:span text:style-name="T2">func</text:span><text:span text:style-name="T4">(addr </text:span><text:span text:style-name="T4">net.Addr) error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c.touchFromAddr(addr, </text:span><text:span text:style-name="T4">[]string{key}, seconds)</text:span><text:span text:style-name="T4"><text:line-break/></text:span><text:span text:style-name="T4"> <text:s text:c="3"/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6cm" svg:height="4.8cm" svg:x="-3.3cm" svg:y="5.4cm">
          <text:p text:style-name="P9"><text:span text:style-name="T23">func (ss *ServerList) PickServer(key string) (net.Addr, error) {</text:span></text:p>
          <text:p text:style-name="P9"><text:span text:style-name="T23"><text:s text:c="8"/></text:span><text:span text:style-name="T23">ss.mu.RLock()</text:span></text:p>
          <text:p text:style-name="P9"><text:span text:style-name="T23"><text:s text:c="8"/></text:span><text:span text:style-name="T23">defer ss.mu.RUnlock()</text:span></text:p>
          <text:p text:style-name="P9"><text:span text:style-name="T23"><text:s text:c="8"/></text:span><text:span text:style-name="T23">if len(ss.addrs) == 0 {</text:span></text:p>
          <text:p text:style-name="P9"><text:span text:style-name="T24"><text:s text:c="8"/></text:span><text:span text:style-name="T23"><text:s text:c="8"/></text:span><text:span text:style-name="T23">return nil, ErrNoServers</text:span></text:p>
          <text:p text:style-name="P9"><text:span text:style-name="T23"><text:s text:c="8"/></text:span><text:span text:style-name="T23">}</text:span></text:p>
          <text:p text:style-name="P9"><text:span text:style-name="T23"><text:s text:c="8"/></text:span><text:span text:style-name="T23">if len(ss.addrs) == 1 {</text:span></text:p>
          <text:p text:style-name="P9"><text:span text:style-name="T24"><text:s text:c="8"/></text:span><text:span text:style-name="T23"><text:s text:c="8"/></text:span><text:span text:style-name="T23">return ss.addrs[0], nil</text:span></text:p>
          <text:p text:style-name="P9"><text:span text:style-name="T23"><text:s text:c="8"/></text:span><text:span text:style-name="T23">}</text:span></text:p>
          <text:p text:style-name="P9"><text:span text:style-name="T23"><text:s text:c="8"/></text:span><text:span text:style-name="T23">// </text:span><text:span text:style-name="T23">这种写法是为了节省空间，以免重复分配内存空间</text:span></text:p>
          <text:p text:style-name="P9"><text:span text:style-name="T23"><text:s text:c="8"/></text:span><text:span text:style-name="T23">bufp := keyBufPool.Get().(*[]byte)</text:span><text:span text:style-name="T23"><text:tab/></text:span></text:p>
          <text:p text:style-name="P9"><text:span text:style-name="T23"><text:s text:c="8"/></text:span><text:span text:style-name="T23">// </text:span><text:span text:style-name="T23">从临时对象池中获取</text:span><text:span text:style-name="T23">256</text:span><text:span text:style-name="T23">字节空间</text:span></text:p>
          <text:p text:style-name="P9"><text:span text:style-name="T23"><text:s text:c="8"/></text:span><text:span text:style-name="T23">n := copy(*bufp, key)</text:span><text:span text:style-name="T23"><text:tab/></text:span><text:span text:style-name="T23">// </text:span><text:span text:style-name="T23">将</text:span><text:span text:style-name="T23">key</text:span><text:span text:style-name="T23">值复制到这个空间中</text:span></text:p>
          <text:p text:style-name="P9"><text:span text:style-name="T23"><text:s text:c="8"/></text:span><text:span text:style-name="T23">cs := crc32.ChecksumIEEE((*bufp)[:n])</text:span></text:p>
          <text:p text:style-name="P9"><text:span text:style-name="T24"><text:s text:c="8"/></text:span><text:span text:style-name="T23">keyBufPool.Put(bufp)</text:span></text:p>
          <text:p text:style-name="P9"><text:span text:style-name="T24"><text:s text:c="8"/></text:span><text:span text:style-name="T23">keyBufPool.Put(bufp)// </text:span><text:span text:style-name="T23">将这个内存空间放回到临时对象池中</text:span></text:p>
          <text:p text:style-name="P9"><text:span text:style-name="T23"><text:s text:c="8"/></text:span><text:span text:style-name="T23">// </text:span><text:span text:style-name="T23">获取一个服务器地址</text:span></text:p>
          <text:p text:style-name="P9"><text:span text:style-name="T24"><text:s text:c="8"/></text:span><text:span text:style-name="T23">return ss.addrs[cs%uint32(len(ss.addrs))], nil</text:span></text:p>
          <text:p text:style-name="P9"><text:span text:style-name="T2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3cm" svg:height="0.6cm" svg:x="-2.8cm" svg:y="4.2cm">
          <text:p text:style-name="P9"><text:span text:style-name="T23">选择一个</text:span><text:span text:style-name="T23">memcache</text:span><text:span text:style-name="T23">服务器地</text:span><text:span text:style-name="T23">址</text:span></text:p>
          <draw:enhanced-geometry svg:viewBox="0 0 21600 21600" draw:text-areas="800 800 20800 20800" draw:type="round-rectangular-callout" draw:modifiers="18707.7855195395 42157.737104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9.3cm" svg:y1="8.6cm" svg:x2="-0.8cm" svg:y2="5.7cm">
          <text:p/>
        </draw:line>
        <draw:line draw:style-name="gr3" draw:text-style-name="P5" draw:layer="layout" svg:x1="12.4cm" svg:y1="5.3cm" svg:x2="13.4cm" svg:y2="2.9cm">
          <text:p/>
        </draw:line>
        <draw:line draw:style-name="gr3" draw:text-style-name="P5" draw:layer="layout" svg:x1="17.1cm" svg:y1="3.4cm" svg:x2="18cm" svg:y2="5.2cm">
          <text:p/>
        </draw:line>
        <draw:custom-shape draw:style-name="gr6" draw:text-style-name="P7" draw:layer="layout" svg:width="0.8cm" svg:height="0.6cm" svg:x="12.8cm" svg:y="4.1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17.6cm" svg:y="3.9cm">
          <text:p text:style-name="P1"><text:span text:style-name="T5">7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5cm" svg:y1="5.5cm" svg:x2="8.2cm" svg:y2="12.9cm">
          <text:p/>
        </draw:line>
        <draw:custom-shape draw:style-name="gr6" draw:text-style-name="P7" draw:layer="layout" svg:width="0.8cm" svg:height="0.6cm" svg:x="15.7cm" svg:y="6.5cm">
          <text:p text:style-name="P1"><text:span text:style-name="T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5.5cm" svg:height="3.5cm" svg:x="-1.2cm" svg:y="0.2cm">
          <text:p text:style-name="P3"><text:span text:style-name="T2">func </text:span><text:span text:style-name="T3">legalKey(key string) bool {</text:span><text:span text:style-name="T3"><text:tab/></text:span></text:p>
          <text:p text:style-name="P3"><text:span text:style-name="T3"><text:s text:c="3"/></text:span><text:span text:style-name="T25">// </text:span><text:span text:style-name="T26">判断是否为合法健</text:span><text:span text:style-name="T26"><text:line-break/></text:span><text:span text:style-name="T26"> <text:s text:c="3"/></text:span><text:span text:style-name="T2">if </text:span><text:span text:style-name="T4">len(key) &gt; </text:span><text:span text:style-name="T20">250 </text:span><text:span text:style-name="T4">{</text:span><text:span text:style-name="T4"><text:line-break/></text:span><text:span text:style-name="T27"> <text:s text:c="3"/></text:span><text:span text:style-name="T26"><text:s text:c="4"/></text:span><text:span text:style-name="T2">return </text:span><text:span text:style-name="T19">false</text:span><text:span text:style-name="T19"><text:line-break/></text:span><text:span text:style-name="T28"> <text:s text:c="3"/></text:span><text:span text:style-name="T4">}</text:span><text:span text:style-name="T4"><text:line-break/></text:span><text:span text:style-name="T26"> <text:s text:c="3"/></text:span><text:span text:style-name="T2">for </text:span><text:span text:style-name="T4">i := </text:span><text:span text:style-name="T20">0</text:span><text:span text:style-name="T4">; i &lt; len(key); i++ {</text:span><text:span text:style-name="T4"><text:tab/></text:span><text:span text:style-name="T4"> </text:span></text:p>
          <text:p text:style-name="P3"><text:span text:style-name="T27"><text:s text:c="8"/></text:span><text:span text:style-name="T16">// key[i]</text:span><text:span text:style-name="T27">要在</text:span><text:span text:style-name="T16"> </text:span><text:span text:style-name="T16">(32,127)</text:span><text:span text:style-name="T16"><text:line-break/></text:span><text:span text:style-name="T27"> <text:s text:c="3"/></text:span><text:span text:style-name="T26"><text:s text:c="4"/></text:span><text:span text:style-name="T2">if </text:span><text:span text:style-name="T3">key[i] &lt;= </text:span><text:span text:style-name="T7">' ' </text:span><text:span text:style-name="T4">|| key[i] == </text:span><text:span text:style-name="T20">0x7f </text:span><text:span text:style-name="T4">{</text:span></text:p>
          <text:p text:style-name="P3"><text:span text:style-name="T27"><text:s text:c="12"/></text:span><text:span text:style-name="T16">// 0x7f=127</text:span><text:span text:style-name="T27">，</text:span><text:span text:style-name="T16"> </text:span><text:span text:style-name="T16">ascii DEL (delete)</text:span><text:span text:style-name="T16"><text:line-break/></text:span><text:span text:style-name="T27"> <text:s text:c="7"/></text:span><text:span text:style-name="T26"><text:s text:c="4"/></text:span><text:span text:style-name="T2">return </text:span><text:span text:style-name="T19">false</text:span><text:span text:style-name="T19"><text:line-break/></text:span><text:span text:style-name="T28"> <text:s text:c="7"/></text:span><text:span text:style-name="T4">}</text:span><text:span text:style-name="T4"><text:line-break/></text:span><text:span text:style-name="T27"> <text:s text:c="3"/></text:span><text:span text:style-name="T4">}</text:span><text:span text:style-name="T4"><text:line-break/></text:span><text:span text:style-name="T26"> <text:s text:c="3"/></text:span><text:span text:style-name="T2">return </text:span><text:span text:style-name="T19">true</text:span><text:span text:style-name="T19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1cm" svg:y1="7.9cm" svg:x2="1.9cm" svg:y2="0.7cm">
          <text:p/>
        </draw:line>
        <draw:custom-shape draw:style-name="gr19" draw:text-style-name="P13" draw:layer="layout" svg:width="11cm" svg:height="2.3cm" svg:x="3.7cm" svg:y="12.8cm">
          <text:p text:style-name="P3"><text:span text:style-name="T2">func </text:span><text:span text:style-name="T6">(c *Client) withAddrRw(addr net.Addr, fn </text:span><text:span text:style-name="T2">func</text:span><text:span text:style-name="T6">(*bufio.ReadWriter) error) (err error) {</text:span><text:span text:style-name="T6"><text:line-break/></text:span><text:span text:style-name="T6"><text:tab/></text:span><text:span text:style-name="T6">cn, err := c.getConn(addr)</text:span><text:span text:style-name="T6"><text:line-break/></text:span><text:span text:style-name="T6"><text:tab/></text:span><text:span text:style-name="T2">if </text:span><text:span text:style-name="T6">err != nil {</text:span><text:span text:style-name="T6"><text:line-break/></text:span><text:span text:style-name="T6"><text:tab/></text:span><text:span text:style-name="T6"><text:tab/></text:span><text:span text:style-name="T2">return </text:span><text:span text:style-name="T6">err</text:span><text:span text:style-name="T6"><text:line-break/></text:span><text:span text:style-name="T6"><text:tab/></text:span><text:span text:style-name="T6">}</text:span><text:span text:style-name="T6"><text:line-break/></text:span><text:span text:style-name="T6"><text:tab/></text:span><text:span text:style-name="T2">defer </text:span><text:span text:style-name="T6">cn.condRelease(&amp;err)</text:span><text:span text:style-name="T6"><text:line-break/></text:span><text:span text:style-name="T6"><text:tab/></text:span><text:span text:style-name="T2">return </text:span><text:span text:style-name="T6">fn(cn.rw)</text:span><text:span text:style-name="T6"><text:line-break/></text:span><text:span text:style-name="T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7cm" svg:y1="9.4cm" svg:x2="8.2cm" svg:y2="5.6cm">
          <text:p/>
        </draw:line>
        <draw:line draw:style-name="gr3" draw:text-style-name="P5" draw:layer="layout" svg:x1="7.5cm" svg:y1="14.3cm" svg:x2="17.3cm" svg:y2="15.9cm">
          <text:p/>
        </draw:line>
        <draw:line draw:style-name="gr3" draw:text-style-name="P5" draw:layer="layout" svg:x1="7cm" svg:y1="13.4cm" svg:x2="6.5cm" svg:y2="16.7cm">
          <text:p/>
        </draw:line>
        <draw:line draw:style-name="gr3" draw:text-style-name="P5" draw:layer="layout" svg:x1="6.9cm" svg:y1="17.9cm" svg:x2="11.4cm" svg:y2="24.1cm">
          <text:p/>
        </draw:line>
        <draw:line draw:style-name="gr3" draw:text-style-name="P5" draw:layer="layout" svg:x1="6.4cm" svg:y1="21cm" svg:x2="11.4cm" svg:y2="24.1cm">
          <text:p/>
        </draw:line>
        <draw:line draw:style-name="gr3" draw:text-style-name="P5" draw:layer="layout" svg:x1="8.6cm" svg:y1="5.4cm" svg:x2="10cm" svg:y2="7.5cm">
          <text:p/>
        </draw:line>
        <draw:custom-shape draw:style-name="gr6" draw:text-style-name="P7" draw:layer="layout" svg:width="0.8cm" svg:height="0.6cm" svg:x="3.8cm" svg:y="6.5cm">
          <text:p text:style-name="P1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8cm" svg:height="0.5cm" svg:x="7.4cm" svg:y="21.1cm">
          <text:p text:style-name="P1"><text:span text:style-name="T5">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21T10:52:56.941995512</dc:date>
    <meta:editing-duration>PT58M54S</meta:editing-duration>
    <meta:editing-cycles>28</meta:editing-cycles>
    <meta:generator>LibreOffice/6.1.2.1$Linux_X86_64 LibreOffice_project/10$Build-1</meta:generator>
    <meta:document-statistic meta:object-count="43"/>
  </office:meta>
</office:document-meta>
</file>